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2128" officeooo:paragraph-rsid="00012128"/>
    </style:style>
    <style:style style:name="P2" style:family="paragraph" style:parent-style-name="Standard">
      <style:text-properties officeooo:rsid="0002d8cc" officeooo:paragraph-rsid="0002d8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sitorio para instalar oracle-java7-installer:</text:p>
      <text:p text:style-name="P1"><text:tab/>sudo apt-add-repository ppa:webupd8team/java</text:p>
      <text:p text:style-name="P1"><text:tab/></text:p>
      <text:p text:style-name="P1">Paquetes y programas instalados:</text:p>
      <text:p text:style-name="P1"><text:tab/>oracle-java7-installer (jdk)</text:p>
      <text:p text:style-name="P1"></text:p>
      <text:p text:style-name="P1"><text:tab/>monodevelop</text:p>
      <text:p text:style-name="P1"><text:tab/>monodevelop-nunit</text:p>
      <text:p text:style-name="P1"><text:tab/>monodevelop-versioncontrol</text:p>
      <text:p text:style-name="P1"><text:tab/>monodoc-browser (para que muestre la info)</text:p>
      <text:p text:style-name="P1"><text:tab/>monodoc-gtk2.0-manual</text:p>
      <text:p text:style-name="P1"><text:tab/>monodoc-mysql-manual</text:p>
      <text:p text:style-name="P1"><text:tab/>monodoc-nunit-manual</text:p>
      <text:p text:style-name="P1"/>
      <text:p text:style-name="P1">Descarga desde la página de bitnami de:</text:p>
      <text:p text:style-name="P1"><text:tab/>bitnami-lampstack-5.4.32-0-linux-x64-installer.run</text:p>
      <text:p text:style-name="P1"><text:tab/>Darle permisos de ejecucion desde propiedades y hacer doble click.</text:p>
      <text:p text:style-name="P2">Pide contraseña para mysql root: sistem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08:24:28.263153815</meta:creation-date>
    <dc:date>2014-09-08T08:31:05.297429835</dc:date>
    <meta:editing-duration>PT4M38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17" meta:word-count="49" meta:character-count="531" meta:non-whitespace-character-count="473"/>
  </office:meta>
</office:document-meta>
</file>